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style:font-weight-asian="bold" style:font-weight-complex="bold"/>
    </style:style>
    <style:style style:name="P2" style:family="paragraph" style:parent-style-name="Standard">
      <style:text-properties fo:language="es" fo:country="ES" fo:font-weight="bold" fo:background-color="#ffff00" style:font-weight-asian="bold" style:font-weight-complex="bold"/>
    </style:style>
    <style:style style:name="P3" style:family="paragraph" style:parent-style-name="Standard">
      <style:text-properties fo:language="es" fo:country="ES" fo:font-weight="bold" fo:background-color="#ffff00" style:font-weight-asian="bold" style:font-weight-complex="bold"/>
    </style:style>
    <style:style style:name="P4" style:family="paragraph" style:parent-style-name="Standard">
      <style:text-properties fo:language="es" fo:country="ES" fo:font-weight="bold" fo:background-color="transparent" style:font-weight-asian="bold" style:font-weight-complex="bold"/>
    </style:style>
    <style:style style:name="P5" style:family="paragraph" style:parent-style-name="Standard">
      <style:text-properties fo:language="es" fo:country="ES" fo:font-weight="normal" officeooo:rsid="0009a99a" officeooo:paragraph-rsid="0009a99a" style:font-weight-asian="normal" style:font-weight-complex="normal"/>
    </style:style>
    <style:style style:name="P6" style:family="paragraph" style:parent-style-name="Standard">
      <style:text-properties officeooo:paragraph-rsid="0009a99a"/>
    </style:style>
    <style:style style:name="T1" style:family="text">
      <style:text-properties officeooo:rsid="0009a99a"/>
    </style:style>
    <style:style style:name="T2" style:family="text">
      <style:text-properties officeooo:rsid="0009a99a" fo:background-color="#ffff00" loext:char-shading-value="0"/>
    </style:style>
    <style:style style:name="T3" style:family="text">
      <style:text-properties officeooo:rsid="0009a99a" fo:background-color="#ffff00" loext:char-shading-value="0"/>
    </style:style>
    <style:style style:name="T4" style:family="text">
      <style:text-properties officeooo:rsid="000a8467" fo:background-color="#ffff00" loext:char-shading-value="0"/>
    </style:style>
    <style:style style:name="T5" style:family="text">
      <style:text-properties officeooo:rsid="000a8467" fo:background-color="#ffff00" loext:char-shading-value="0"/>
    </style:style>
    <style:style style:name="T6" style:family="text">
      <style:text-properties officeooo:rsid="000a8467"/>
    </style:style>
    <style:style style:name="T7" style:family="text">
      <style:text-properties fo:language="es" fo:country="ES" fo:font-weight="normal" officeooo:rsid="0009a99a" style:font-weight-asian="normal" style:font-weight-complex="normal"/>
    </style:style>
    <style:style style:name="T8" style:family="text">
      <style:text-properties fo:language="es" fo:country="ES" fo:font-weight="normal" officeooo:rsid="000a8467" style:font-weight-asian="normal" style:font-weight-complex="normal"/>
    </style:style>
    <style:style style:name="T9" style:family="text">
      <style:text-properties fo:language="es" fo:country="ES" fo:font-weight="bold" style:font-weight-asian="bold" style:font-weight-complex="bold"/>
    </style:style>
    <style:style style:name="T10" style:family="text">
      <style:text-properties fo:language="es" fo:country="ES" fo:font-weight="bold" officeooo:rsid="000c0ff3" fo:background-color="#ffff00" loext:char-shading-value="0" style:font-weight-asian="bold" style:font-weight-complex="bold"/>
    </style:style>
    <style:style style:name="T11" style:family="text">
      <style:text-properties officeooo:rsid="000c0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ado el siguiente modelo relacional responde a las siguientes preguntas:</text:p>
      <text:p text:style-name="P1"/>
      <text:p text:style-name="P1">¿Cuántos modelos diferentes puede fabricar una determinada fábrica?</text:p>
      <text:p text:style-name="P1"/>
      <text:p text:style-name="P1">a) Como mínimo 0 y como máximo 1.</text:p>
      <text:p text:style-name="P2">b) Como mínimo 1 y como máximo 1.</text:p>
      <text:p text:style-name="P1">c) Como mínimo 0 y como máximo muchos.</text:p>
      <text:p text:style-name="P1">d) Como mínimo 1 y como máximo muchos.</text:p>
      <text:p text:style-name="P1"/>
      <text:p text:style-name="P1">¿En cuántas fábricas diferentes puede fabricarse un mismo modelo?</text:p>
      <text:p text:style-name="P1"/>
      <text:p text:style-name="P1">a) Como mínimo en 0 y como máximo en 1.</text:p>
      <text:p text:style-name="P1">b) Como mínimo en 1 y como máximo en 1.</text:p>
      <text:p text:style-name="P1">c) Como mínimo en 0 y como máximo en muchos.</text:p>
      <text:p text:style-name="P3">d) Como mínimo en 1 y como máximo en muchos.</text:p>
      <text:p text:style-name="P1"/>
      <text:p text:style-name="P1">2. Dado el siguiente modelo relacional responde a las siguientes preguntas:</text:p>
      <text:p text:style-name="P1"/>
      <text:p text:style-name="P1">¿Cuántos delitos diferentes puede cometer un mismo delincuente?</text:p>
      <text:p text:style-name="P1"/>
      <text:p text:style-name="P3">a) Como mínimo en 0 y como máximo en 1.</text:p>
      <text:p text:style-name="P1">b) Como mínimo en 1 y como máximo en 1.</text:p>
      <text:p text:style-name="P1">c) Como mínimo en 0 y como máximo en muchos.</text:p>
      <text:p text:style-name="P4">d) Como mínimo en 1 y como máximo en muchos.</text:p>
      <text:p text:style-name="P1"/>
      <text:p text:style-name="P1">¿Cuántos delincuentes diferentes pueden cometer un mismo delito?</text:p>
      <text:p text:style-name="P1"/>
      <text:p text:style-name="P3">a) Como mínimo en 0 y como máximo en 1.</text:p>
      <text:p text:style-name="P1">b) Como mínimo en 1 y como máximo en 1.</text:p>
      <text:p text:style-name="P1">c) Como mínimo en 0 y como máximo en muchos.</text:p>
      <text:p text:style-name="P4">d) Como mínimo en 1 y como máximo en muchos.</text:p>
      <text:p text:style-name="P1"/>
      <text:p text:style-name="P1">3. Dado el siguiente modelo relacional responde a las siguientes preguntas:</text:p>
      <text:p text:style-name="P1"/>
      <text:p text:style-name="P1">¿A cuántos villanos diferentes puede derrotar un mismo superhéroe?</text:p>
      <text:p text:style-name="P1"/>
      <text:p text:style-name="P1">a) Como mínimo en 0 y como máximo en 1.</text:p>
      <text:p text:style-name="P3">b) Como mínimo en 1 y como máximo en 1.</text:p>
      <text:p text:style-name="P1">c) Como mínimo en 0 y como máximo en muchos.</text:p>
      <text:p text:style-name="P1">d) Como mínimo en 1 y como máximo en muchos.</text:p>
      <text:p text:style-name="P1"/>
      <text:p text:style-name="P1">¿Cuántos superhéroes diferentes pueden derrotar a un mismo villano?</text:p>
      <text:p text:style-name="P1"/>
      <text:p text:style-name="P1">a) Como mínimo en 0 y como máximo en 1.</text:p>
      <text:p text:style-name="P3">b) Como mínimo en 1 y como máximo en 1.</text:p>
      <text:p text:style-name="P1">c) Como mínimo en 0 y como máximo en muchos.</text:p>
      <text:p text:style-name="P1">d) Como mínimo en 1 y como máximo en muchos.</text:p>
      <text:p text:style-name="P1"/>
      <text:p text:style-name="P1"/>
      <text:p text:style-name="P1"><text:soft-page-break/>4. Dado el siguiente modelo relacional indica si las siguientes afirmaciones son ciertas o falsas:</text:p>
      <text:p text:style-name="P1"/>
      <text:p text:style-name="P1">a. Un cliente como máximo puede tener una factura. <text:span text:style-name="T3">V</text:span></text:p>
      <text:p text:style-name="P1">b. En una misma factura solo puede aparecer un artículo. <text:span text:style-name="T3">V</text:span></text:p>
      <text:p text:style-name="P1">c. Un cliente puede no tener facturas. <text:span text:style-name="T3">V</text:span></text:p>
      <text:p text:style-name="P1">d. Un mismo artículo puede aparecer en diferentes facturas. <text:span text:style-name="T3">F</text:span></text:p>
      <text:p text:style-name="P1">e. Puede haber facturas sin artículos. <text:span text:style-name="T3">F</text:span></text:p>
      <text:p text:style-name="P1"/>
      <text:p text:style-name="P1">5. Indica si los datos almacenados en las diferentes tablas cumplen las restricciones establecidas</text:p>
      <text:p text:style-name="P1">en el modelo relacional. En caso contrario indica en qué casos no se cumple y por qué. </text:p>
      <text:p text:style-name="P5"/>
      <text:p text:style-name="P6"><text:span text:style-name="T7">En jefe mal por que </text:span><text:span text:style-name="T8">DNI</text:span><text:span text:style-name="T7"> no se puede repetir, en oficina también por ser </text:span><text:span text:style-name="T8">UK</text:span><text:span text:style-name="T7">.</text:span></text:p>
      <text:p text:style-name="P5"/>
      <text:p text:style-name="P1">6. Basándote estrictamente en el modelo relacional representado indica si las siguientes</text:p>
      <text:p text:style-name="P1">afirmaciones son ciertas o falsas: </text:p>
      <text:p text:style-name="P1"/>
      <text:p text:style-name="P1">a. Un desarrollador puede desarrollar múltiples videojuegos. <text:span text:style-name="T5">V</text:span></text:p>
      <text:p text:style-name="Standard"><text:span text:style-name="T9">b. Un videojuego puede tener múltiples desarrolladores. </text:span><text:span text:style-name="T10">F</text:span></text:p>
      <text:p text:style-name="Standard"><text:span text:style-name="T9">c. Un videojuego puede no tener desarrollador. </text:span><text:span text:style-name="T10">F</text:span></text:p>
      <text:p text:style-name="P1">d. Un mismo videojuego se puede lanzar para diferentes plataformas en diferentes </text:p>
      <text:p text:style-name="P1">fechas. <text:span text:style-name="T5">V</text:span></text:p>
      <text:p text:style-name="P1">e. Podemos tener videojuegos de los que se conoce la fecha de lanzamiento, pero no la</text:p>
      <text:p text:style-name="P1">plataforma. <text:span text:style-name="T5">V</text:span></text:p>
      <text:p text:style-name="P1">f. Para una misma plataforma se pueden lanzar múltiples videojuegos. <text:span text:style-name="T5">V</text:span></text:p>
      <text:p text:style-name="P1">g. Un videojuego puede tener diferentes desarrolladores para cada una de sus</text:p>
      <text:p text:style-name="P1">plataformas. <text:span text:style-name="T5">V</text:span></text:p>
      <text:p text:style-name="P1"/>
      <text:p text:style-name="P1">7. Dado el siguiente modelo relacional modifícalo para que se cumplan las siguientes</text:p>
      <text:p text:style-name="P1">restricciones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11-17T13:49:00.242000000</dc:date>
    <meta:editing-duration>PT3H5M46S</meta:editing-duration>
    <meta:editing-cycles>6</meta:editing-cycles>
    <meta:document-statistic meta:table-count="0" meta:image-count="0" meta:object-count="0" meta:page-count="2" meta:paragraph-count="56" meta:word-count="536" meta:character-count="2935" meta:non-whitespace-character-count="2451"/>
  </office:meta>
</office:document-meta>
</file>